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7.3799in" fo:margin-left="0.0035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2.9257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7" style:family="table-row">
      <style:table-row-properties style:min-row-height="0.2806in" fo:background-color="transparent" fo:keep-together="auto">
        <style:background-image/>
      </style:table-row-properties>
    </style:style>
    <style:style style:name="Table1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color="#000000" loext:opacity="100%"/>
    </style:style>
    <style:style style:name="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officeooo:paragraph-rsid="000ff5d5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226c4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rsid="00226c4a" officeooo:paragraph-rsid="00226c4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normal" officeooo:rsid="00226c4a" officeooo:paragraph-rsid="00226c4a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1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10816b" officeooo:paragraph-rsid="0010816b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210c42" officeooo:paragraph-rsid="00210c42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officeooo:paragraph-rsid="00203ef9"/>
    </style:style>
    <style:style style:name="P1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letter-kerning="false" style:language-asian="ru" style:country-asian="RU" style:language-complex="ar" style:country-complex="SA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226c4a" style:letter-kerning="false" style:language-asian="ru" style:country-asian="RU" style:language-complex="ar" style:country-complex="SA"/>
    </style:style>
    <style:style style:name="P20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e8d07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1e8d07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76ca3" style:font-size-asian="12pt" style:font-name-complex="Times New Roman1" style:font-size-complex="12pt"/>
    </style:style>
    <style:style style:name="P26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e8d07" style:font-size-asian="12pt" style:font-name-complex="Times New Roman1" style:font-size-complex="12pt"/>
    </style:style>
    <style:style style:name="P27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e8d07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e8d07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normal" officeooo:rsid="0010816b" officeooo:paragraph-rsid="00226c4a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2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officeooo:paragraph-rsid="00176ca3"/>
    </style:style>
    <style:style style:name="P33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officeooo:paragraph-rsid="00176ca3"/>
    </style:style>
    <style:style style:name="P34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normal" officeooo:rsid="00226c4a" officeooo:paragraph-rsid="00226c4a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rsid="00226c4a" officeooo:paragraph-rsid="00226c4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3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226c4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38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203ef9" style:font-size-asian="12pt" style:font-name-complex="Times New Roman1" style:font-size-complex="12pt"/>
    </style:style>
    <style:style style:name="P39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203ef9" officeooo:paragraph-rsid="00203ef9" style:font-size-asian="12pt" style:font-name-complex="Times New Roman1" style:font-size-complex="12pt"/>
    </style:style>
    <style:style style:name="P40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203ef9" officeooo:paragraph-rsid="00210c42" style:font-size-asian="12pt" style:font-name-complex="Times New Roman1" style:font-size-complex="12pt"/>
    </style:style>
    <style:style style:name="P41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fo:font-weight="normal" officeooo:rsid="00203ef9" officeooo:paragraph-rsid="00203ef9" style:font-size-asian="12pt" style:font-weight-asian="normal" style:font-name-complex="Times New Roman1" style:font-size-complex="12pt" style:font-weight-complex="normal"/>
    </style:style>
    <style:style style:name="P42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font-variant="normal" fo:text-transform="none" fo:color="#000000" loext:opacity="100%" style:font-name="Times New Roman" fo:font-size="12pt" fo:font-style="normal" fo:font-weight="normal" officeooo:rsid="001e8ac4" officeooo:paragraph-rsid="00203ef9" style:font-size-asian="12pt" style:font-weight-asian="normal" style:font-name-complex="Times New Roman1" style:font-size-complex="12pt" style:font-weight-complex="normal"/>
    </style:style>
    <style:style style:name="P43" style:family="paragraph" style:parent-style-name="List_20_Paragraph">
      <style:paragraph-properties fo:margin-left="0in" fo:margin-right="0in" fo:margin-top="0.0835in" fo:margin-bottom="0in" style:contextual-spacing="true" fo:line-height="100%" fo:text-align="justify" style:justify-single-word="false" fo:text-indent="0in" style:auto-text-indent="false"/>
      <style:text-properties fo:font-variant="normal" fo:text-transform="none" fo:color="#000000" loext:opacity="100%" style:font-name="Times New Roman" fo:font-size="12pt" fo:font-style="normal" fo:font-weight="normal" officeooo:rsid="001e8ac4" officeooo:paragraph-rsid="00203ef9" style:font-size-asian="12pt" style:font-weight-asian="normal" style:font-name-complex="Times New Roman1" style:font-size-complex="12pt" style:font-weight-complex="normal"/>
    </style:style>
    <style:style style:name="P44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0pt" fo:language="ru" fo:country="RU" fo:font-style="normal" fo:font-weight="normal" officeooo:rsid="000555cd" officeooo:paragraph-rsid="00210c42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45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0pt" fo:language="ru" fo:country="RU" fo:font-style="normal" fo:font-weight="normal" officeooo:rsid="000555cd" officeooo:paragraph-rsid="00226c4a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T4" style:family="text">
      <style:text-properties style:font-name="Consolas"/>
    </style:style>
    <style:style style:name="T5" style:family="text">
      <style:text-properties style:font-name="Consolas" fo:font-size="12pt" style:font-size-asian="12pt" style:font-name-complex="Times New Roman1" style:font-size-complex="12pt"/>
    </style:style>
    <style:style style:name="T6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7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8" style:family="text">
      <style:text-properties style:font-name="Consolas" fo:font-size="10pt" fo:language="en" fo:country="US" officeooo:rsid="00226c4a" style:font-size-asian="10pt" style:font-name-complex="Times New Roman1" style:font-size-complex="10pt"/>
    </style:style>
    <style:style style:name="T9" style:family="text">
      <style:text-properties style:font-name="Consolas" fo:font-size="10pt" fo:language="en" fo:country="US" fo:font-weight="normal" style:font-size-asian="10pt" style:font-weight-asian="normal" style:font-name-complex="Times New Roman1" style:font-size-complex="10pt" style:font-weight-complex="normal"/>
    </style:style>
    <style:style style:name="T10" style:family="text">
      <style:text-properties style:font-name="Consolas" fo:font-size="10pt" fo:language="en" fo:country="US" fo:font-weight="normal" officeooo:rsid="00226c4a" style:font-size-asian="10pt" style:font-weight-asian="normal" style:font-name-complex="Times New Roman1" style:font-size-complex="10pt" style:font-weight-complex="normal"/>
    </style:style>
    <style:style style:name="T11" style:family="text">
      <style:text-properties style:font-name="Consolas" fo:font-weight="normal" style:font-weight-asian="normal" style:font-weight-complex="normal"/>
    </style:style>
    <style:style style:name="T12" style:family="text">
      <style:text-properties style:font-name="Consolas" fo:font-weight="normal" officeooo:rsid="00226c4a" style:font-weight-asian="normal" style:font-weight-complex="normal"/>
    </style:style>
    <style:style style:name="T13" style:family="text">
      <style:text-properties fo:font-variant="normal" fo:text-transform="none" style:font-name="Times New Roman" fo:font-size="12pt" fo:font-style="normal" fo:font-weight="bold" officeooo:rsid="0013b5d4" style:font-size-asian="12pt" style:font-weight-asian="bold" style:font-name-complex="Times New Roman1" style:font-size-complex="12pt" style:font-weight-complex="bold"/>
    </style:style>
    <style:style style:name="T14" style:family="text">
      <style:text-properties fo:font-variant="normal" fo:text-transform="none" style:font-name="Times New Roman" fo:font-size="12pt" fo:font-style="normal" fo:font-weight="normal" officeooo:rsid="00203ef9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font-variant="normal" fo:text-transform="none" style:font-name="Times New Roman" fo:font-style="normal" fo:font-weight="normal" style:font-weight-asian="normal" style:font-weight-complex="normal"/>
    </style:style>
    <style:style style:name="T16" style:family="text">
      <style:text-properties fo:font-variant="normal" fo:text-transform="none" style:font-name="Times New Roman" fo:font-style="normal" fo:font-weight="normal" officeooo:rsid="001e8ac4" style:font-weight-asian="normal" style:font-weight-complex="normal"/>
    </style:style>
    <style:style style:name="T17" style:family="text">
      <style:text-properties fo:font-variant="normal" fo:text-transform="none" style:font-name="Times New Roman" fo:font-style="normal" fo:font-weight="normal" officeooo:rsid="00203ef9" style:font-weight-asian="normal" style:font-weight-complex="normal"/>
    </style:style>
    <style:style style:name="T18" style:family="text">
      <style:text-properties fo:font-variant="normal" fo:text-transform="none" style:font-name="Times New Roman" fo:font-style="normal" fo:font-weight="normal" officeooo:rsid="00210c42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e8ac4" style:font-weight-asian="normal" style:font-weight-complex="normal"/>
    </style:style>
    <style:style style:name="T21" style:family="text">
      <style:text-properties fo:font-weight="normal" officeooo:rsid="00210c42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e8d07" style:font-weight-asian="bold" style:font-weight-complex="bold"/>
    </style:style>
    <style:style style:name="T24" style:family="text">
      <style:text-properties officeooo:rsid="00176ca3"/>
    </style:style>
    <style:style style:name="T25" style:family="text">
      <style:text-properties officeooo:rsid="00203ef9"/>
    </style:style>
    <style:style style:name="T26" style:family="text">
      <style:text-properties officeooo:rsid="00226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Постановка задачи<text:bookmark text:name="_GoBack"/></text:p>
      <text:p text:style-name="P3">Разработать детальные требования и тест план для следующей задачи:</text:p>
      <text:p text:style-name="P17"><text:span text:style-name="T13">Point. </text:span><text:span text:style-name="T14">Реализовать перегрузку операторов «==», «&lt;», «&gt;=», «+» и «+=» для класса Point, провести тестирование операторов</text:span></text:p>
      <text:p text:style-name="P7">Детальные требования</text:p>
      <text:list xml:id="list1187794996" text:style-name="WWNum17">
        <text:list-item>
          <text:p text:style-name="P38"><text:span text:style-name="T25">Оператор </text:span><text:span text:style-name="T17">«==»</text:span>:</text:p>
          <text:list>
            <text:list-item>
              <text:p text:style-name="P39"><text:span text:style-name="T20">Е</text:span><text:span text:style-name="T19">сли соответствующие координаты двух объектов класса Point равны, то возвратить 1</text:span></text:p>
            </text:list-item>
            <text:list-item>
              <text:p text:style-name="P39"><text:span text:style-name="T20">Е</text:span><text:span text:style-name="T19">сли хотя бы одна из координат не равна соответствующей координате второго объекта, то возвратить 0</text:span></text:p>
            </text:list-item>
          </text:list>
        </text:list-item>
        <text:list-item>
          <text:p text:style-name="P38"><text:span text:style-name="T25">Оператор </text:span><text:span text:style-name="T17">«&lt;»</text:span>:</text:p>
          <text:list>
            <text:list-item>
              <text:p text:style-name="P41">Если сумма квадратов координат первого объекта меньше суммы квадратов координат второго объекта, то возвратить 1</text:p>
            </text:list-item>
            <text:list-item>
              <text:p text:style-name="P39"><text:span text:style-name="T16">Если сумма квадратов координат первого объекта </text:span><text:span text:style-name="T15">не </text:span><text:span text:style-name="T16">меньше суммы квадратов координат второго объекта, то возвратить </text:span><text:span text:style-name="T15">0</text:span></text:p>
            </text:list-item>
          </text:list>
        </text:list-item>
        <text:list-item>
          <text:p text:style-name="P38"><text:span text:style-name="T25">Оператор </text:span><text:span text:style-name="T17">«&gt;=»</text:span>:</text:p>
          <text:list>
            <text:list-item>
              <text:p text:style-name="P39"><text:span text:style-name="T16">Если сумма квадратов координат первого объекта </text:span><text:span text:style-name="T15">не </text:span><text:span text:style-name="T16">меньше суммы квадратов координат второго объекта, то возвратить </text:span><text:span text:style-name="T15">1</text:span></text:p>
            </text:list-item>
            <text:list-item>
              <text:p text:style-name="P42">Если сумма квадратов координат первого объекта меньше суммы квадратов координат второго объекта, то возвратить 0</text:p>
            </text:list-item>
          </text:list>
        </text:list-item>
        <text:list-item>
          <text:p text:style-name="P38"><text:span text:style-name="T25">Оператор </text:span><text:span text:style-name="T17">«+»</text:span>:</text:p>
          <text:list>
            <text:list-item>
              <text:p text:style-name="P39"><text:span text:style-name="T20">Е</text:span><text:span text:style-name="T19">сли </text:span><text:span text:style-name="T21">k - число</text:span><text:span text:style-name="T19">, то возвратить </text:span><text:span text:style-name="T21">объект класса Point с координатами (x + k) и (y + k)</text:span></text:p>
            </text:list-item>
          </text:list>
        </text:list-item>
      </text:list>
      <text:p text:style-name="P43"/>
      <text:list xml:id="list164240992221675" text:continue-numbering="true" text:style-name="WWNum17">
        <text:list-item>
          <text:p text:style-name="P38"><text:span text:style-name="T25">Оператор </text:span><text:span text:style-name="T17">«+=»</text:span>:</text:p>
          <text:list>
            <text:list-item>
              <text:p text:style-name="P40"><text:span text:style-name="T16">Если </text:span><text:span text:style-name="T18">k - число</text:span><text:span text:style-name="T16">, то </text:span><text:span text:style-name="T18">прибавить к координатам текущей точки k и вернуть ссылку на текущей обьект</text:span></text:p>
            </text:list-item>
          </text:list>
        </text:list-item>
      </text:list>
      <text:p text:style-name="P6">Тест-план</text:p>
      <text:p text:style-name="P4">Проверка детальных требований с помощью тест-плана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12">Описание</text:p>
          </table:table-cell>
          <table:table-cell table:style-name="Table1.A1" office:value-type="string">
            <text:p text:style-name="P12">Результат</text:p>
          </table:table-cell>
        </table:table-row>
        <table:table-row table:style-name="Table1.1">
          <table:table-cell table:style-name="Table1.A1" office:value-type="string">
            <text:p text:style-name="P14">1.1</text:p>
          </table:table-cell>
          <table:table-cell table:style-name="Table1.A1" office:value-type="string">
            <text:list xml:id="list164241695661946" text:continue-numbering="true" text:style-name="WWNum17">
              <text:list-item>
                <text:list>
                  <text:list-header>
                    <text:p text:style-name="P44">Если соответствующие координаты двух объектов класса Point равны, то возвратить 1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1">Point point1(2.0, 1.0)</text:p>
            <text:p text:style-name="P11">Point point2(2.0, 1.0)</text:p>
            <text:p text:style-name="P10">point1 == point2</text:p>
            <text:p text:style-name="P9">Expected:</text:p>
            <text:p text:style-name="P18"><text:span text:style-name="T7"><text:s text:c="2"/></text:span><text:span text:style-name="T8">1</text:span></text:p>
          </table:table-cell>
        </table:table-row>
        <table:table-row table:style-name="Table1.1">
          <table:table-cell table:style-name="Table1.A1" office:value-type="string">
            <text:p text:style-name="P15">1.2</text:p>
          </table:table-cell>
          <table:table-cell table:style-name="Table1.A1" office:value-type="string">
            <text:list xml:id="list164241344536644" text:continue-numbering="true" text:style-name="WWNum17">
              <text:list-item>
                <text:list>
                  <text:list-header>
                    <text:p text:style-name="P44">Если хотя бы одна из координат не равна соответствующей координате второго объекта, то возвратить 0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1">Point point1(2.0, 1.0)</text:p>
            <text:p text:style-name="P11">Point point2(1.0, 2.0)</text:p>
            <text:p text:style-name="P10">point1 == point2</text:p>
            <text:p text:style-name="P9">Expected:</text:p>
            <text:p text:style-name="P19"><text:span text:style-name="T9"><text:s text:c="2"/></text:span><text:span text:style-name="T10">0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24">2</text:span>.1</text:p>
          </table:table-cell>
          <table:table-cell table:style-name="Table1.A1" office:value-type="string">
            <text:list xml:id="list164242022422957" text:continue-numbering="true" text:style-name="WWNum17">
              <text:list-item>
                <text:list>
                  <text:list-header>
                    <text:p text:style-name="P45">Если сумма квадратов координат первого объекта меньше суммы квадратов координат второго объекта, то возвратить 1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1">Point point1(2.0, 1.0)</text:p>
            <text:p text:style-name="P11">Point point2(2.0, 2.0)</text:p>
            <text:p text:style-name="P10">point1 &lt; point2</text:p>
            <text:p text:style-name="P9">Expected:</text:p>
            <text:p text:style-name="P31"><text:s text:c="2"/><text:span text:style-name="T26">1</text:span></text:p>
          </table:table-cell>
        </table:table-row>
        <table:table-row table:style-name="Table1.5">
          <table:table-cell table:style-name="Table1.A1" office:value-type="string">
            <text:p text:style-name="P15">2.2</text:p>
          </table:table-cell>
          <table:table-cell table:style-name="Table1.B5" office:value-type="string">
            <text:list xml:id="list164241111772784" text:continue-numbering="true" text:style-name="WWNum17">
              <text:list-item>
                <text:list>
                  <text:list-header>
                    <text:p text:style-name="P45">Если сумма квадратов координат первого объекта не меньше суммы квадратов координат второго объекта, то возвратить 0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1">Point point1(2.0, 2.0)</text:p>
            <text:p text:style-name="P11">Point point2(2.0, 1.0)</text:p>
            <text:p text:style-name="P10">point1 &lt; point2</text:p>
            <text:p text:style-name="P9">Expected:</text:p>
            <text:p text:style-name="P31"><text:s text:c="2"/><text:span text:style-name="T26">0</text:span></text:p>
          </table:table-cell>
        </table:table-row>
        <table:table-row table:style-name="Table1.5">
          <table:table-cell table:style-name="Table1.A6" office:value-type="string">
            <text:p text:style-name="P15">3.1</text:p>
          </table:table-cell>
          <table:table-cell table:style-name="Table1.B6" office:value-type="string">
            <text:list xml:id="list164241404433726" text:continue-numbering="true" text:style-name="WWNum17">
              <text:list-item>
                <text:list>
                  <text:list-header>
                    <text:p text:style-name="P45">Если сумма квадратов координат первого объекта не меньше суммы квадратов координат второго объекта, то возвратить 1</text:p>
                  </text:list-header>
                </text:list>
              </text:list-item>
            </text:list>
          </table:table-cell>
          <table:table-cell table:style-name="Table1.C6" office:value-type="string">
            <text:p text:style-name="P11">Point point1(4.0, 2.0)</text:p>
            <text:p text:style-name="P11">Point point2(2.0, 4.0)</text:p>
            <text:p text:style-name="P10">point1 &gt;= point2</text:p>
            <text:p text:style-name="P9">Expected:</text:p>
            <text:p text:style-name="P9"><text:span text:style-name="T4"><text:s text:c="2"/></text:span><text:span text:style-name="T12">1</text:span></text:p>
          </table:table-cell>
        </table:table-row>
        <table:table-row table:style-name="Table1.7">
          <table:table-cell table:style-name="Table1.A7" office:value-type="string">
            <text:p text:style-name="P15">3.2</text:p>
          </table:table-cell>
          <table:table-cell table:style-name="Table1.B6" office:value-type="string">
            <text:list xml:id="list164241069061317" text:continue-numbering="true" text:style-name="WWNum17">
              <text:list-item>
                <text:list>
                  <text:list-header>
                    <text:p text:style-name="P45">Если сумма квадратов координат первого <text:soft-page-break/>объекта меньше суммы квадратов координат второго объекта, то возвратить 0</text:p>
                  </text:list-header>
                </text:list>
              </text:list-item>
            </text:list>
          </table:table-cell>
          <table:table-cell table:style-name="Table1.C7" office:value-type="string">
            <text:p text:style-name="P11">Point point1(2.0, 1.0)</text:p>
            <text:p text:style-name="P11"><text:soft-page-break/>Point point2(2.0, 2.0)</text:p>
            <text:p text:style-name="P10">point1 &gt;= point2</text:p>
            <text:p text:style-name="P9">Expected:</text:p>
            <text:p text:style-name="P9"><text:span text:style-name="T4"><text:s text:c="2"/></text:span><text:span text:style-name="T12">0</text:span></text:p>
          </table:table-cell>
        </table:table-row>
        <table:table-row table:style-name="Table1.5">
          <table:table-cell table:style-name="Table1.A8" office:value-type="string">
            <text:p text:style-name="P15">4.1</text:p>
          </table:table-cell>
          <table:table-cell table:style-name="Table1.B6" office:value-type="string">
            <text:list xml:id="list164240332040703" text:continue-numbering="true" text:style-name="WWNum17">
              <text:list-item>
                <text:list>
                  <text:list-header>
                    <text:p text:style-name="P45">Если k - число, то возвратить объект класса Point с координатами (x + k) и (y + k)</text:p>
                  </text:list-header>
                </text:list>
              </text:list-item>
            </text:list>
          </table:table-cell>
          <table:table-cell table:style-name="Table1.C8" office:value-type="string">
            <text:p text:style-name="P11">k = 12.3</text:p>
            <text:p text:style-name="P11">Point point1(1.0, -47.92)</text:p>
            <text:p text:style-name="P10">point1 + k</text:p>
            <text:p text:style-name="P9">Expected:</text:p>
            <text:p text:style-name="P10"><text:span text:style-name="T4"><text:s text:c="2"/></text:span><text:span text:style-name="T11">point(13.3, -35.62)</text:span></text:p>
          </table:table-cell>
        </table:table-row>
        <table:table-row table:style-name="Table1.5">
          <table:table-cell table:style-name="Table1.A9" office:value-type="string">
            <text:p text:style-name="P15">5.1</text:p>
          </table:table-cell>
          <table:table-cell table:style-name="Table1.B6" office:value-type="string">
            <text:list xml:id="list164241137872177" text:continue-numbering="true" text:style-name="WWNum17">
              <text:list-item>
                <text:list>
                  <text:list-header>
                    <text:p text:style-name="P45">Если k - число, то прибавить к координатам текущей точки k и вернуть ссылку на текущей обьект</text:p>
                  </text:list-header>
                </text:list>
              </text:list-item>
            </text:list>
          </table:table-cell>
          <table:table-cell table:style-name="Table1.C9" office:value-type="string">
            <text:p text:style-name="P11">k = -19.73</text:p>
            <text:p text:style-name="P11">Point point1(0.0, 128.77)</text:p>
            <text:p text:style-name="P10">point1 += <text:s/>k</text:p>
            <text:p text:style-name="P9">Expected:</text:p>
            <text:p text:style-name="P10"><text:span text:style-name="T4"><text:s text:c="2"/></text:span><text:span text:style-name="T11">point1(-19.73, -109.04)</text:span></text:p>
          </table:table-cell>
        </table:table-row>
      </table:table>
      <text:p text:style-name="P5"/>
      <text:p text:style-name="P6">Исходные тексты программы</text:p>
      <text:p text:style-name="P16"><text:span text:style-name="T1">Файлы с исходными текстами лабораторной работы (полагаем </text:span><text:span text:style-name="T5">&lt;</text:span><text:span text:style-name="T6">ROOT</text:span><text:span text:style-name="T5">&gt;</text:span><text:span text:style-name="T1"> для папки в котором располагаются исходные тексты):</text:span></text:p>
      <text:p text:style-name="P20">./&lt;ROOT&gt;/main.cpp</text:p>
      <text:p text:style-name="P27">#include &lt;iostream&gt;</text:p>
      <text:p text:style-name="P27">#include &lt;cstddef&gt;</text:p>
      <text:p text:style-name="P27">#include &lt;ctime&gt;</text:p>
      <text:p text:style-name="P27">#include &lt;limits&gt;</text:p>
      <text:p text:style-name="P27">#include "Point.h"</text:p>
      <text:p text:style-name="P27">#include "pointFunction.hpp"</text:p>
      <text:p text:style-name="P27"/>
      <text:p text:style-name="P27">int main()</text:p>
      <text:p text:style-name="P27">{</text:p>
      <text:p text:style-name="P27"><text:s text:c="2"/>Point * pointArr = nullptr;</text:p>
      <text:p text:style-name="P27"><text:s text:c="2"/>Point * newArr = nullptr;</text:p>
      <text:p text:style-name="P27"><text:s text:c="2"/>size_t numberOfPoints = 0;</text:p>
      <text:p text:style-name="P27"><text:s text:c="2"/>do</text:p>
      <text:p text:style-name="P27"><text:s text:c="2"/>{</text:p>
      <text:p text:style-name="P27"><text:s text:c="4"/>newArr = new Point[numberOfPoints + 1];</text:p>
      <text:p text:style-name="P27"><text:s text:c="4"/>for (size_t i = 0; i &lt; numberOfPoints; ++i)</text:p>
      <text:p text:style-name="P27"><text:s text:c="4"/>{</text:p>
      <text:p text:style-name="P27"><text:s text:c="6"/>newArr[i].setX(pointArr[i].getX());</text:p>
      <text:p text:style-name="P27"><text:s text:c="6"/>newArr[i].setY(pointArr[i].getY());</text:p>
      <text:p text:style-name="P27"><text:s text:c="4"/>}</text:p>
      <text:p text:style-name="P27"/>
      <text:p text:style-name="P27"><text:s text:c="4"/>try</text:p>
      <text:p text:style-name="P27"><text:s text:c="4"/>{</text:p>
      <text:p text:style-name="P27"><text:s text:c="6"/>input(newArr[numberOfPoints]);</text:p>
      <text:p text:style-name="P27"><text:s text:c="4"/>}</text:p>
      <text:p text:style-name="P27"><text:s text:c="4"/>catch (const std::logic_error &amp; e)</text:p>
      <text:p text:style-name="P27"><text:s text:c="4"/>{</text:p>
      <text:p text:style-name="P27"><text:s text:c="6"/>delete[] pointArr;</text:p>
      <text:p text:style-name="P27"><text:s text:c="6"/>delete[] newArr;</text:p>
      <text:p text:style-name="P27"/>
      <text:p text:style-name="P27"><text:s text:c="6"/>std::cerr &lt;&lt; e.what();</text:p>
      <text:p text:style-name="P27"><text:s text:c="6"/>return 1;</text:p>
      <text:p text:style-name="P27"><text:s text:c="4"/>}</text:p>
      <text:p text:style-name="P27"/>
      <text:p text:style-name="P27"><text:s text:c="4"/>delete[] pointArr;</text:p>
      <text:p text:style-name="P27"><text:s text:c="4"/>pointArr = newArr;</text:p>
      <text:p text:style-name="P27"><text:s text:c="4"/>newArr = nullptr;</text:p>
      <text:p text:style-name="P27"><text:soft-page-break/></text:p>
      <text:p text:style-name="P27"><text:s text:c="4"/>numberOfPoints += 1;</text:p>
      <text:p text:style-name="P27"><text:s text:c="2"/>} while ((pointArr[numberOfPoints - 1].getX() != 0.0) || (pointArr[numberOfPoints - 1].getY() != 0.0));</text:p>
      <text:p text:style-name="P27"><text:s text:c="2"/></text:p>
      <text:p text:style-name="P27"><text:s text:c="2"/>srand(time(NULL));</text:p>
      <text:p text:style-name="P27"><text:s text:c="2"/>size_t numberOfFirstPoint = (rand() % (numberOfPoints - 1)), numberOfSecondPoint = (rand() % (numberOfPoints - 1));</text:p>
      <text:p text:style-name="P27"><text:s text:c="2"/>while (numberOfSecondPoint == numberOfFirstPoint)</text:p>
      <text:p text:style-name="P27"><text:s text:c="2"/>{</text:p>
      <text:p text:style-name="P27"><text:s text:c="4"/>numberOfSecondPoint = (rand() % (numberOfPoints - 1));</text:p>
      <text:p text:style-name="P27"><text:s text:c="2"/>}</text:p>
      <text:p text:style-name="P27"><text:s text:c="2"/>std::cout &lt;&lt; "Number of points: " &lt;&lt; numberOfFirstPoint &lt;&lt; " " &lt;&lt; numberOfSecondPoint &lt;&lt; '\n';</text:p>
      <text:p text:style-name="P27"/>
      <text:p text:style-name="P27"><text:s text:c="2"/>std::cout &lt;&lt; "x and y cordinats: ";</text:p>
      <text:p text:style-name="P27"><text:s text:c="2"/>output(pointArr[numberOfFirstPoint]);</text:p>
      <text:p text:style-name="P27"><text:s text:c="2"/>std::cout &lt;&lt; " ";</text:p>
      <text:p text:style-name="P27"><text:s text:c="2"/>output(pointArr[numberOfSecondPoint]);</text:p>
      <text:p text:style-name="P27"><text:s text:c="2"/>std::cout &lt;&lt; '\n';</text:p>
      <text:p text:style-name="P27"/>
      <text:p text:style-name="P27"><text:s text:c="2"/>std::cout &lt;&lt; "first point == second point: ";</text:p>
      <text:p text:style-name="P27"><text:s text:c="2"/>std::cout &lt;&lt; (pointArr[numberOfFirstPoint] == pointArr[numberOfSecondPoint]) &lt;&lt; '\n';</text:p>
      <text:p text:style-name="P27"><text:s text:c="2"/></text:p>
      <text:p text:style-name="P27"><text:s text:c="2"/>std::cout &lt;&lt; "first point &lt; second point: ";</text:p>
      <text:p text:style-name="P27"><text:s text:c="2"/>std::cout &lt;&lt; (pointArr[numberOfFirstPoint] &lt; pointArr[numberOfSecondPoint]) &lt;&lt; '\n';</text:p>
      <text:p text:style-name="P27"/>
      <text:p text:style-name="P27"><text:s text:c="2"/>std::cout &lt;&lt; "first point &gt;= second point: ";</text:p>
      <text:p text:style-name="P27"><text:s text:c="2"/>std::cout &lt;&lt; (pointArr[numberOfFirstPoint] &gt;= pointArr[numberOfSecondPoint]) &lt;&lt; '\n';</text:p>
      <text:p text:style-name="P27"><text:s text:c="2"/></text:p>
      <text:p text:style-name="P27"><text:s text:c="2"/>double k = (rand() % 100) + double(rand() % 100)/100;</text:p>
      <text:p text:style-name="P27"><text:s text:c="2"/>std::cout &lt;&lt; "Points + k(" &lt;&lt; k &lt;&lt; ") ";</text:p>
      <text:p text:style-name="P27"><text:s text:c="2"/>output(pointArr[numberOfFirstPoint] + k);</text:p>
      <text:p text:style-name="P27"><text:s text:c="2"/>std::cout &lt;&lt; " ";</text:p>
      <text:p text:style-name="P27"><text:s text:c="2"/>pointArr[numberOfSecondPoint] += k;</text:p>
      <text:p text:style-name="P27"><text:s text:c="2"/>output(pointArr[numberOfSecondPoint]);</text:p>
      <text:p text:style-name="P27"><text:s text:c="2"/>std::cout &lt;&lt; '\n';</text:p>
      <text:p text:style-name="P27"><text:s text:c="2"/></text:p>
      <text:p text:style-name="P27"><text:s text:c="2"/>return 0;</text:p>
      <text:p text:style-name="P27">}</text:p>
      <text:p text:style-name="P21"/>
      <text:p text:style-name="P22">./&lt;ROOT&gt;/Point.h</text:p>
      <text:p text:style-name="P28">#ifndef POINT_H</text:p>
      <text:p text:style-name="P27">#define POINT_H</text:p>
      <text:p text:style-name="P27">#include &lt;iostream&gt;</text:p>
      <text:p text:style-name="P27">class Point</text:p>
      <text:p text:style-name="P27">{ <text:s text:c="2"/></text:p>
      <text:p text:style-name="P27"><text:s text:c="2"/>public:</text:p>
      <text:p text:style-name="P27"><text:s text:c="4"/>Point();</text:p>
      <text:p text:style-name="P27"><text:s text:c="4"/>Point(double x, double y);</text:p>
      <text:p text:style-name="P27"><text:s text:c="4"/>Point(Point &amp; point);</text:p>
      <text:p text:style-name="P27"><text:soft-page-break/><text:s text:c="4"/>~Point();</text:p>
      <text:p text:style-name="P27"><text:s text:c="4"/></text:p>
      <text:p text:style-name="P27"><text:s text:c="4"/>bool operator==(const Point &amp; point) const;</text:p>
      <text:p text:style-name="P27"><text:s text:c="4"/>bool operator&lt;(const Point &amp; point) const;</text:p>
      <text:p text:style-name="P27"><text:s text:c="4"/>bool operator&gt;=(const Point &amp; point) const;</text:p>
      <text:p text:style-name="P27"><text:s text:c="4"/>Point operator+(double k);</text:p>
      <text:p text:style-name="P27"><text:s text:c="4"/>Point &amp; operator+=(double k);</text:p>
      <text:p text:style-name="P27"><text:s text:c="4"/></text:p>
      <text:p text:style-name="P27"><text:s text:c="4"/>void setX(double x);</text:p>
      <text:p text:style-name="P27"><text:s text:c="4"/>void setY(double y);</text:p>
      <text:p text:style-name="P27"><text:s text:c="4"/>double getX() const;</text:p>
      <text:p text:style-name="P27"><text:s text:c="4"/>double getY() const;</text:p>
      <text:p text:style-name="P27"/>
      <text:p text:style-name="P27"><text:s text:c="4"/>bool isEqual(Point point);</text:p>
      <text:p text:style-name="P27"><text:s text:c="4"/>double getDistance(Point point);</text:p>
      <text:p text:style-name="P27"><text:s text:c="4"/>void move(double distance);</text:p>
      <text:p text:style-name="P27"><text:s text:c="2"/>private:</text:p>
      <text:p text:style-name="P27"><text:s text:c="4"/>double x_, y_;</text:p>
      <text:p text:style-name="P27">};</text:p>
      <text:p text:style-name="P27"/>
      <text:p text:style-name="P27">#endif</text:p>
      <text:p text:style-name="P21"/>
      <text:p text:style-name="P25"><text:span text:style-name="T22">./&lt;ROOT&gt;/Point.</text:span><text:span text:style-name="T23">cpp</text:span></text:p>
      <text:p text:style-name="P33">#include "Point.h"</text:p>
      <text:p text:style-name="P32">#include &lt;cmath&gt;</text:p>
      <text:p text:style-name="P32"/>
      <text:p text:style-name="P32">Point::Point():</text:p>
      <text:p text:style-name="P32"><text:s text:c="2"/>x_(0.0),</text:p>
      <text:p text:style-name="P32"><text:s text:c="2"/>y_(0.0)</text:p>
      <text:p text:style-name="P32"><text:s text:c="2"/>{};</text:p>
      <text:p text:style-name="P32">Point::Point(double x, double y):</text:p>
      <text:p text:style-name="P32"><text:s text:c="2"/>x_(x),</text:p>
      <text:p text:style-name="P32"><text:s text:c="2"/>y_(y)</text:p>
      <text:p text:style-name="P32"><text:s text:c="2"/>{};</text:p>
      <text:p text:style-name="P32">Point::Point(Point &amp; point):</text:p>
      <text:p text:style-name="P32"><text:s text:c="2"/>x_(point.getX()),</text:p>
      <text:p text:style-name="P32"><text:s text:c="2"/>y_(point.getY())</text:p>
      <text:p text:style-name="P32"><text:s text:c="2"/>{};</text:p>
      <text:p text:style-name="P32">Point::~Point()</text:p>
      <text:p text:style-name="P32">{</text:p>
      <text:p text:style-name="P32"><text:s text:c="2"/>x_ = 0.0;</text:p>
      <text:p text:style-name="P32">};</text:p>
      <text:p text:style-name="P32"/>
      <text:p text:style-name="P32">bool Point::operator==(const Point &amp; point) const</text:p>
      <text:p text:style-name="P32">{</text:p>
      <text:p text:style-name="P32"><text:s text:c="2"/>return ((x_ == point.getX()) &amp;&amp; (y_ == point.getY()));</text:p>
      <text:p text:style-name="P32">};</text:p>
      <text:p text:style-name="P32">bool Point::operator&lt;(const Point &amp; point) const</text:p>
      <text:p text:style-name="P32">{</text:p>
      <text:p text:style-name="P32"><text:s text:c="2"/>return ((x_ * x_ + y_ * y_) &lt; (point.getX() * point.getX() + point.getY() * point.getY()));</text:p>
      <text:p text:style-name="P32">};</text:p>
      <text:p text:style-name="P32">bool Point::operator&gt;=(const Point &amp; point) const</text:p>
      <text:p text:style-name="P32">{</text:p>
      <text:p text:style-name="P32"><text:s text:c="2"/>return (point &lt; *this);</text:p>
      <text:p text:style-name="P32">};</text:p>
      <text:p text:style-name="P32">Point Point::operator+(double k)</text:p>
      <text:p text:style-name="P32">{</text:p>
      <text:p text:style-name="P32"><text:soft-page-break/><text:s text:c="2"/>Point point((x_ + k), (y_ + k));</text:p>
      <text:p text:style-name="P32"><text:s text:c="2"/>return point;</text:p>
      <text:p text:style-name="P32">};</text:p>
      <text:p text:style-name="P32">Point &amp; Point::operator+=(double k)</text:p>
      <text:p text:style-name="P32">{</text:p>
      <text:p text:style-name="P32"><text:s text:c="2"/>x_ += k;</text:p>
      <text:p text:style-name="P32"><text:s text:c="2"/>y_ += k;</text:p>
      <text:p text:style-name="P32"><text:s text:c="2"/>return *this;</text:p>
      <text:p text:style-name="P32">};</text:p>
      <text:p text:style-name="P32"/>
      <text:p text:style-name="P32">void Point::setX(double x)</text:p>
      <text:p text:style-name="P32">{</text:p>
      <text:p text:style-name="P32"><text:s text:c="2"/>x_ = x;</text:p>
      <text:p text:style-name="P32">};</text:p>
      <text:p text:style-name="P32">void Point::setY(double y)</text:p>
      <text:p text:style-name="P32">{</text:p>
      <text:p text:style-name="P32"><text:s text:c="2"/>y_ = y;</text:p>
      <text:p text:style-name="P32">};</text:p>
      <text:p text:style-name="P32">double Point::getX() const</text:p>
      <text:p text:style-name="P32">{</text:p>
      <text:p text:style-name="P32"><text:s text:c="2"/>return x_;</text:p>
      <text:p text:style-name="P32">};</text:p>
      <text:p text:style-name="P32">double Point::getY() const</text:p>
      <text:p text:style-name="P32">{</text:p>
      <text:p text:style-name="P32"><text:s text:c="2"/>return y_;</text:p>
      <text:p text:style-name="P32">};</text:p>
      <text:p text:style-name="P32"/>
      <text:p text:style-name="P32">bool Point::isEqual(Point point)</text:p>
      <text:p text:style-name="P32">{</text:p>
      <text:p text:style-name="P32"><text:s text:c="2"/>return (x_ == point.getX()) &amp;&amp; (y_ == point.getY());</text:p>
      <text:p text:style-name="P32">};</text:p>
      <text:p text:style-name="P32">double Point::getDistance(Point point)</text:p>
      <text:p text:style-name="P32">{</text:p>
      <text:p text:style-name="P32"><text:s text:c="2"/>return std::sqrt((x_ - point.getX()) * (x_ - point.getX()) + (y_ - point.getY()) * (y_ - point.getY()));</text:p>
      <text:p text:style-name="P32">};</text:p>
      <text:p text:style-name="P32">void Point::move(double distance)</text:p>
      <text:p text:style-name="P32">{</text:p>
      <text:p text:style-name="P32"><text:s text:c="2"/>x_ += distance;</text:p>
      <text:p text:style-name="P32"><text:s text:c="2"/>y_ += distance;</text:p>
      <text:p text:style-name="P32">};</text:p>
      <text:p text:style-name="P24">./&lt;ROOT&gt;/pointFunction.hpp</text:p>
      <text:p text:style-name="P29">#ifndef POINTFUNCTION_HPP</text:p>
      <text:p text:style-name="P30">#define POINTFUNCTION_HPP</text:p>
      <text:p text:style-name="P30">#include &lt;cstddef&gt;</text:p>
      <text:p text:style-name="P30">#include "Point.h"</text:p>
      <text:p text:style-name="P30"/>
      <text:p text:style-name="P30">bool isPointInCircle(const Point &amp; point, size_t radius);</text:p>
      <text:p text:style-name="P30">void input (Point &amp; point);</text:p>
      <text:p text:style-name="P30">void output (const Point &amp; point);</text:p>
      <text:p text:style-name="P30">#endif</text:p>
      <text:p text:style-name="P23"/>
      <text:p text:style-name="P26"><text:span text:style-name="T22">./&lt;ROOT&gt;/</text:span><text:span text:style-name="T23">pointFunction.cpp</text:span></text:p>
      <text:p text:style-name="P29">#include "pointFunction.hpp"</text:p>
      <text:p text:style-name="P30">#include &lt;iostream&gt;</text:p>
      <text:p text:style-name="P30">#include &lt;cmath&gt;</text:p>
      <text:p text:style-name="P30"/>
      <text:p text:style-name="P30"><text:soft-page-break/>bool isPointInCircle(const Point &amp; point, size_t radius)</text:p>
      <text:p text:style-name="P30">{</text:p>
      <text:p text:style-name="P30"><text:s text:c="2"/>double x = point.getX(), y = point.getY();</text:p>
      <text:p text:style-name="P30"><text:s text:c="2"/>return std::sqrt(x * x + y * y) &lt;= radius;</text:p>
      <text:p text:style-name="P30">};</text:p>
      <text:p text:style-name="P30"/>
      <text:p text:style-name="P30">void input (Point &amp; point)</text:p>
      <text:p text:style-name="P30">{</text:p>
      <text:p text:style-name="P30"><text:s text:c="2"/>double x = 0.0, y = 0.0;</text:p>
      <text:p text:style-name="P30"><text:s text:c="2"/>std::cin &gt;&gt; x &gt;&gt; y;</text:p>
      <text:p text:style-name="P30"><text:s text:c="2"/>if (!std::cin)</text:p>
      <text:p text:style-name="P30"><text:s text:c="2"/>{</text:p>
      <text:p text:style-name="P30"><text:s text:c="4"/>throw std::logic_error("Bad input!");</text:p>
      <text:p text:style-name="P30"><text:s text:c="2"/>}</text:p>
      <text:p text:style-name="P30"><text:s text:c="2"/>point.setX(x);</text:p>
      <text:p text:style-name="P30"><text:s text:c="2"/>point.setY(y);</text:p>
      <text:p text:style-name="P30">};</text:p>
      <text:p text:style-name="P30"/>
      <text:p text:style-name="P30">void output (const Point &amp; point)</text:p>
      <text:p text:style-name="P30">{</text:p>
      <text:p text:style-name="P30"><text:s text:c="2"/>std::cout &lt;&lt; point.getX() &lt;&lt; " ";</text:p>
      <text:p text:style-name="P30"><text:s text:c="2"/>std::cout &lt;&lt; point.getY() &lt;&lt; " ";</text:p>
      <text:p text:style-name="P30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MT3" style:family="text">
      <style:text-properties style:font-name="Times New Roman" fo:font-size="12pt" officeooo:rsid="000d0267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3">5</text:span><text:span text:style-name="MT2">130904/30008</text:span></text:p>
        <text:p text:style-name="MP2">Лабораторная работа: «Перегрузка операций»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25</meta:editing-cycles>
    <meta:creation-date>2022-04-04T20:17:00</meta:creation-date>
    <dc:date>2023-12-18T16:42:40.006019823</dc:date>
    <meta:editing-duration>PT1H55M37S</meta:editing-duration>
    <meta:generator>LibreOffice/7.3.7.2$Linux_X86_64 LibreOffice_project/30$Build-2</meta:generator>
    <meta:document-statistic meta:table-count="1" meta:image-count="0" meta:object-count="0" meta:page-count="6" meta:paragraph-count="284" meta:word-count="1035" meta:character-count="7401" meta:non-whitespace-character-count="6307"/>
    <meta:user-defined meta:name="AppVersion">16.0000</meta:user-defined>
    <meta:template xlink:type="simple" xlink:actuate="onRequest" xlink:title="Normal.dotm" xlink:href=""/>
  </office:meta>
</office:document-meta>
</file>